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PKT NUM</text:p>
          </table:table-cell>
          <table:table-cell table:style-name="ce1" office:value-type="string">
            <text:p>DIST</text:p>
          </table:table-cell>
          <table:table-cell table:style-name="ce1" office:value-type="string">
            <text:p>TX Power</text:p>
          </table:table-cell>
          <table:table-cell table:style-name="ce1" office:value-type="string">
            <text:p>RSSI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5/21/2013</text:date>, <text:time>18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kic </meta:initial-creator>
    <meta:creation-date>2013-05-14T16:55:54</meta:creation-date>
    <dc:date>2013-05-21T18:23:13</dc:date>
    <dc:creator>Sakic </dc:creator>
    <meta:editing-duration>PT00H03M03S</meta:editing-duration>
    <meta:editing-cycles>2</meta:editing-cycles>
    <meta:generator>OpenOffice.org/3.2$Unix OpenOffice.org_project/320m12$Build-9483</meta:generator>
    <meta:document-statistic meta:table-count="3" meta:cell-count="104" meta:object-count="0"/>
  </office:meta>
</office:document-meta>
</file>